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3" style:family="paragraph" style:parent-style-name="Standard">
      <style:text-properties style:font-name="Corbel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5bb90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d035b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e1dbb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fd59f0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1598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654a7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95c7b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bc330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dadcd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32c204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1bf58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3c77e5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3cae34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87910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0ff5b" style:font-size-asian="11pt" style:font-style-asian="italic" style:font-size-complex="11pt" style:font-style-complex="italic"/>
    </style:style>
    <style:style style:name="P21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style:font-size-asian="11pt" style:font-style-asian="italic" style:font-size-complex="11pt" style:font-style-complex="italic"/>
    </style:style>
    <style:style style:name="P22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7c36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1c9af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21bf58" style:font-size-asian="11pt" style:font-style-asian="italic" style:font-size-complex="11pt" style:font-style-complex="italic"/>
    </style:style>
    <style:style style:name="P25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7c36b" officeooo:paragraph-rsid="0117c36b" style:font-size-asian="11pt" style:font-style-asian="italic" style:font-size-complex="11pt" style:font-style-complex="italic"/>
    </style:style>
    <style:style style:name="P26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940e0" style:font-size-asian="11pt" style:font-style-asian="italic" style:font-size-complex="11pt" style:font-style-complex="italic"/>
    </style:style>
    <style:style style:name="P27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b1fdb" style:font-size-asian="11pt" style:font-style-asian="italic" style:font-size-complex="11pt" style:font-style-complex="italic"/>
    </style:style>
    <style:style style:name="P28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d035b" officeooo:paragraph-rsid="011d035b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1dbb" officeooo:paragraph-rsid="011e1db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bd10" officeooo:paragraph-rsid="011ebd10" style:font-size-asian="11pt" style:font-style-asian="italic" style:font-size-complex="11pt" style:font-style-complex="italic"/>
    </style:style>
    <style:style style:name="P33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35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size-asian="11pt" style:font-style-asian="italic" style:font-size-complex="11pt" style:font-style-complex="italic"/>
    </style:style>
    <style:style style:name="P36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50073" officeooo:paragraph-rsid="01250073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54a7" officeooo:paragraph-rsid="012654a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684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7745c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7745c" officeooo:paragraph-rsid="0127745c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95c7b" officeooo:paragraph-rsid="01295c7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bc330" officeooo:paragraph-rsid="012bc330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e1cb4" officeooo:paragraph-rsid="012e1cb4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2c204" officeooo:paragraph-rsid="0132c20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33eee" officeooo:paragraph-rsid="01333eee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45808" officeooo:paragraph-rsid="0134cee3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4cee3" officeooo:paragraph-rsid="0134cee3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4cee3" officeooo:paragraph-rsid="013668dc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668dc" officeooo:paragraph-rsid="013668dc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80a2c" officeooo:paragraph-rsid="01380a2c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9d00d" officeooo:paragraph-rsid="0139d00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38b95" officeooo:paragraph-rsid="01338b9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c77e5" officeooo:paragraph-rsid="013c77e5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cae34" officeooo:paragraph-rsid="013cae3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3e135f" officeooo:paragraph-rsid="013e135f" style:font-size-asian="11pt" style:font-style-asian="italic" style:font-size-complex="11pt" style:font-style-complex="italic"/>
    </style:style>
    <style:style style:name="P56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name-asian="Noto Sans Mono CJK SC" style:font-size-asian="11pt" style:font-style-asian="italic" style:font-name-complex="Liberation Mono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33c1fa" officeooo:paragraph-rsid="0115bb90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1345808" officeooo:paragraph-rsid="0134ce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13c77e5" officeooo:paragraph-rsid="013c77e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21bf58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2bc330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333eee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1333eee" officeooo:paragraph-rsid="01338b95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34cee3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en" fo:country="US" fo:font-style="normal" style:text-underline-style="none" fo:font-weight="normal" officeooo:rsid="0110ff5b" style:text-blinking="false" style:font-size-asian="11pt" style:font-style-asian="italic" style:font-size-complex="11pt" style:font-style-complex="italic" loext:padding="0in" loext:border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115bb90"/>
    </style:style>
    <style:style style:name="T5" style:family="text">
      <style:text-properties style:font-style-asian="italic" style:font-style-complex="italic"/>
    </style:style>
    <style:style style:name="T6" style:family="text">
      <style:text-properties style:text-line-through-style="none" style:text-line-through-type="none" style:text-underline-style="solid" style:text-underline-width="auto" style:text-underline-color="font-color" officeooo:rsid="00981ee4"/>
    </style:style>
    <style:style style:name="T7" style:family="text">
      <style:text-properties officeooo:rsid="0117c36b"/>
    </style:style>
    <style:style style:name="T8" style:family="text">
      <style:text-properties officeooo:rsid="011940e0"/>
    </style:style>
    <style:style style:name="T9" style:family="text">
      <style:text-properties officeooo:rsid="011b1fdb"/>
    </style:style>
    <style:style style:name="T10" style:family="text">
      <style:text-properties fo:font-variant="normal" fo:text-transform="none" fo:color="#202124" loext:opacity="100%" style:text-line-through-style="none" style:text-line-through-type="none" fo:font-size="8pt" fo:letter-spacing="normal" fo:language="en" fo:country="US" fo:font-style="normal" style:text-underline-style="none" fo:font-weight="normal" officeooo:rsid="0110ff5b" style:text-blinking="false" style:font-size-asian="8pt" style:font-style-asian="italic" style:font-size-complex="8pt" style:font-style-complex="italic" loext:padding="0in" loext:border="none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981ee4"/>
    </style:style>
    <style:style style:name="T15" style:family="text">
      <style:text-properties style:text-underline-style="none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121bf58" style:font-size-asian="11pt" style:font-style-asian="italic" style:font-size-complex="11pt" style:font-style-complex="italic"/>
    </style:style>
    <style:style style:name="T17" style:family="text">
      <style:text-properties style:text-underline-style="none" officeooo:rsid="012bc330" style:font-size-asian="11pt" style:font-style-asian="italic" style:font-size-complex="11pt" style:font-style-complex="italic"/>
    </style:style>
    <style:style style:name="T18" style:family="text">
      <style:text-properties style:text-underline-style="none" officeooo:rsid="01333eee" style:font-size-asian="11pt" style:font-style-asian="italic" style:font-size-complex="11pt" style:font-style-complex="italic"/>
    </style:style>
    <style:style style:name="T19" style:family="text">
      <style:text-properties style:text-underline-style="none" officeooo:rsid="01338b95" style:font-size-asian="11pt" style:font-style-asian="italic" style:font-size-complex="11pt" style:font-style-complex="italic"/>
    </style:style>
    <style:style style:name="T20" style:family="text">
      <style:text-properties style:text-underline-style="none" officeooo:rsid="0134cee3" style:font-size-asian="11pt" style:font-style-asian="italic" style:font-size-complex="11pt" style:font-style-complex="italic"/>
    </style:style>
    <style:style style:name="T21" style:family="text">
      <style:text-properties officeooo:rsid="011d035b"/>
    </style:style>
    <style:style style:name="T22" style:family="text">
      <style:text-properties officeooo:rsid="011e1dbb"/>
    </style:style>
    <style:style style:name="T23" style:family="text">
      <style:text-properties officeooo:rsid="011f61e1"/>
    </style:style>
    <style:style style:name="T24" style:family="text">
      <style:text-properties officeooo:rsid="0121bf58"/>
    </style:style>
    <style:style style:name="T25" style:family="text">
      <style:text-properties officeooo:rsid="01250073"/>
    </style:style>
    <style:style style:name="T26" style:family="text">
      <style:text-properties officeooo:rsid="0052ae73"/>
    </style:style>
    <style:style style:name="T27" style:family="text">
      <style:text-properties officeooo:rsid="0127745c"/>
    </style:style>
    <style:style style:name="T28" style:family="text">
      <style:text-properties officeooo:rsid="0129a68f"/>
    </style:style>
    <style:style style:name="T29" style:family="text">
      <style:text-properties officeooo:rsid="012ce699"/>
    </style:style>
    <style:style style:name="T30" style:family="text">
      <style:text-properties officeooo:rsid="013195a4"/>
    </style:style>
    <style:style style:name="T31" style:family="text">
      <style:text-properties officeooo:rsid="0131b340"/>
    </style:style>
    <style:style style:name="T32" style:family="text">
      <style:text-properties fo:color="#c9211e" loext:opacity="100%" style:text-underline-style="none" officeooo:rsid="01333eee" style:font-size-asian="11pt" style:font-style-asian="italic" style:font-size-complex="11pt" style:font-style-complex="italic"/>
    </style:style>
    <style:style style:name="T33" style:family="text">
      <style:text-properties officeooo:rsid="0134cee3"/>
    </style:style>
    <style:style style:name="T34" style:family="text">
      <style:text-properties officeooo:rsid="013668dc"/>
    </style:style>
    <style:style style:name="T35" style:family="text">
      <style:text-properties officeooo:rsid="0139d00d"/>
    </style:style>
    <style:style style:name="T36" style:family="text">
      <style:text-properties officeooo:rsid="013b0615"/>
    </style:style>
    <style:style style:name="T37" style:family="text">
      <style:text-properties officeooo:rsid="01404362"/>
    </style:style>
    <style:style style:name="T38" style:family="text">
      <style:text-properties officeooo:rsid="014225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<text:span text:style-name="T1">hapter </text:span><text:span text:style-name="T4">4</text:span></text:p>
      <text:p text:style-name="P2"/>
      <text:p text:style-name="P3"><text:span text:style-name="T3">The Verb Sein (To Be) In</text:span><text:span text:style-name="T6"> German | German I</text:span><text:span text:style-name="T3">n 60 Seconds</text:span><text:span text:style-name="T14"> <text:s/></text:span><text:a xlink:type="simple" xlink:href="https://youtu.be/AgzBKT3EE6U" text:style-name="Internet_20_link" text:visited-style-name="Visited_20_Internet_20_Link">https://youtu.be/AgzBKT3EE6U</text:a><text:span text:style-name="T10"> </text:span></text:p>
      <text:p text:style-name="P65"/>
      <text:p text:style-name="P21"/>
      <text:p text:style-name="P22"><text:span text:style-name="T7">Sein oder Nichtsein<text:tab/><text:tab/>[</text:span><text:span text:style-name="T8">żajd oda niħt-żajd</text:span><text:span text:style-name="T7">]</text:span><text:tab/><text:tab/>To <text:span text:style-name="T7">be or not to be.</text:span></text:p>
      <text:p text:style-name="P25"/>
      <text:p text:style-name="P26">Wer bin ich?<text:tab/><text:tab/><text:tab/>[ver bin iħx]<text:tab/><text:tab/><text:tab/>Who am I?</text:p>
      <text:p text:style-name="P26"/>
      <text:p text:style-name="P26"/>
      <text:p text:style-name="P26">Ich bin<text:tab/></text:p>
      <text:p text:style-name="P26"/>
      <text:p text:style-name="P26">du bist</text:p>
      <text:p text:style-name="P26"/>
      <text:p text:style-name="P26">er/sie/es ist</text:p>
      <text:p text:style-name="P26"/>
      <text:p text:style-name="P26">wir sind<text:tab/><text:tab/><text:tab/><text:tab/>[vi żind]<text:tab/><text:tab/><text:tab/>we are plural</text:p>
      <text:p text:style-name="P26"/>
      <text:p text:style-name="P26">ihr seid<text:tab/><text:tab/><text:tab/><text:tab/>[ ija sajd ]<text:tab/><text:tab/><text:tab/>you are plural</text:p>
      <text:p text:style-name="P26"/>
      <text:p text:style-name="P26">sie sind<text:tab/><text:tab/><text:tab/><text:tab/>[żi żind]<text:tab/><text:tab/><text:tab/>they are</text:p>
      <text:p text:style-name="P26"/>
      <text:p text:style-name="P26"/>
      <text:p text:style-name="P26">Ich bin Anna<text:tab/><text:tab/><text:tab/>← combined with a name</text:p>
      <text:p text:style-name="P26"/>
      <text:p text:style-name="P26"><text:span text:style-name="T30">D</text:span>u bist aufmerksam<text:tab/><text:tab/>← or with an adjective<text:tab/><text:tab/>You are attentive</text:p>
      <text:p text:style-name="P26">[du bist awf-merk-żam]</text:p>
      <text:p text:style-name="P26"/>
      <text:p text:style-name="P26">Sie sind beeindruckt<text:tab/><text:tab/>← Or even with a particple<text:tab/>They are impressed</text:p>
      <text:p text:style-name="P26">[żi żind b<text:span text:style-name="T9">i-</text:span>ajnd-rukt]</text:p>
      <text:p text:style-name="P26"/>
      <text:p text:style-name="P27">(A participle is a word derived from a verb that can be used as an adjective or to form certain verb tenses.) </text:p>
      <text:p text:style-name="P26"/>
      <text:p text:style-name="P28">aufmerksam<text:tab/>← <text:tab/>attentive</text:p>
      <text:p text:style-name="P28">[ awf-merk-żam ]</text:p>
      <text:p text:style-name="P28"/>
      <text:p text:style-name="P28">beeindruckt<text:tab/>←<text:tab/>impressed</text:p>
      <text:p text:style-name="P28">[ bi-ajnd-rukt ]</text:p>
      <text:p text:style-name="P5">_________________________________________________________________________________________________</text:p>
      <text:p text:style-name="P5"/>
      <text:p text:style-name="P57">Learn German: Is German Easy? | German Cognates | German In 60 Seconds<text:span text:style-name="T13"> <text:s/></text:span><text:a xlink:type="simple" xlink:href="https://www.youtube.com/watch?v=XNfdwkPe8ck" text:style-name="Internet_20_link" text:visited-style-name="Visited_20_Internet_20_Link">https://www.youtube.com/watch?v=XNfdwkPe8ck</text:a><text:span text:style-name="T11"> </text:span></text:p>
      <text:p text:style-name="P5"/>
      <text:p text:style-name="P29">singen<text:tab/><text:tab/><text:tab/>[żin-gen]<text:tab/><text:tab/><text:tab/>to sing</text:p>
      <text:p text:style-name="P29"/>
      <text:p text:style-name="P29">bringen<text:tab/><text:tab/><text:tab/>[ brin-gen ]<text:tab/><text:tab/><text:tab/>to bring<text:tab/><text:tab/></text:p>
      <text:p text:style-name="P29"/>
      <text:p text:style-name="P29">finden<text:tab/><text:tab/><text:tab/>[ find-in ]<text:tab/><text:tab/><text:tab/>to find</text:p>
      <text:p text:style-name="P29"/>
      <text:p text:style-name="P29">fallen<text:tab/><text:tab/><text:tab/><text:span text:style-name="T21">[ fal-in ]<text:tab/><text:tab/><text:tab/><text:tab/>to fall</text:span></text:p>
      <text:p text:style-name="P29"/>
      <text:p text:style-name="P29">profitieren<text:tab/><text:tab/>[ pro-fi-ti-rin ]<text:tab/><text:tab/><text:tab/>to profit</text:p>
      <text:p text:style-name="P29"><text:tab/><text:tab/></text:p>
      <text:p text:style-name="P30"><text:soft-page-break/>kochen<text:tab/><text:tab/><text:tab/>[ koħ-in ]<text:tab/><text:tab/><text:tab/>to cook</text:p>
      <text:p text:style-name="P30">schwimmen<text:tab/><text:tab/>[ xwim-men ]<text:tab/><text:tab/><text:tab/>to swim</text:p>
      <text:p text:style-name="P30"/>
      <text:p text:style-name="P30">sehen<text:tab/><text:tab/><text:tab/>[ żin ]<text:tab/><text:tab/><text:tab/><text:tab/>to see</text:p>
      <text:p text:style-name="P30"/>
      <text:p text:style-name="P30">Ich bringe <text:span text:style-name="T22">e</text:span>in Buch zur Schule<text:tab/><text:tab/><text:tab/><text:tab/>I bring a book to school</text:p>
      <text:p text:style-name="P31">[ iħx brin-ge ajn buħ z<text:span text:style-name="T23">q</text:span>u<text:span text:style-name="T23">r</text:span> xu-le ]</text:p>
      <text:p text:style-name="P30"/>
      <text:p text:style-name="P6">_________________________________________________________________________________________________</text:p>
      <text:p text:style-name="P6"/>
      <text:p text:style-name="P31">hallo<text:tab/><text:tab/>ħalo</text:p>
      <text:p text:style-name="P31">danke<text:tab/><text:tab/>danka</text:p>
      <text:p text:style-name="P31">tschüss<text:tab/><text:tab/>ċquss</text:p>
      <text:p text:style-name="P31"/>
      <text:p text:style-name="P31"/>
      <text:p text:style-name="P31">Hallo, ich bin Freddy.</text:p>
      <text:p text:style-name="P31">Hallo Freddy, Ich bin Ma<text:span text:style-name="T23">r</text:span>ia.</text:p>
      <text:p text:style-name="P31"/>
      <text:p text:style-name="P31">Willkommen in Berlin!<text:tab/><text:tab/><text:tab/><text:tab/><text:tab/>Welcome to Berlin</text:p>
      <text:p text:style-name="P31">[ vil-kommin in berlin ]</text:p>
      <text:p text:style-name="P31"/>
      <text:p text:style-name="P32">Danke!</text:p>
      <text:p text:style-name="P31"/>
      <text:p text:style-name="P32">Tschüss Freddy!</text:p>
      <text:p text:style-name="P32"/>
      <text:p text:style-name="P32">Bis später, Maria<text:tab/><text:tab/><text:tab/><text:tab/><text:tab/>See you later, Maria.</text:p>
      <text:p text:style-name="P32">[ bis, xpej-ta marija ]</text:p>
      <text:p text:style-name="P32"/>
      <text:p text:style-name="P32">bis<text:tab/><text:tab/>← <text:tab/>until</text:p>
      <text:p text:style-name="P32">später<text:tab/><text:tab/>←<text:tab/>later</text:p>
      <text:p text:style-name="P32">bis später<text:tab/>← <text:tab/>see you later</text:p>
      <text:p text:style-name="P32"/>
      <text:p text:style-name="P7">_________________________________________________________________________________________________</text:p>
      <text:p text:style-name="P5"/>
      <text:p text:style-name="P20">Das ist unsere Nachbarin – Laura!</text:p>
      <text:p text:style-name="P20">[ das <text:s/>ist <text:s/><text:span text:style-name="T23">q</text:span>un-żer-e <text:s/>naħ-barin Lawra ]</text:p>
      <text:p text:style-name="P19"/>
      <text:p text:style-name="P20">unsere<text:tab/><text:tab/>[ un-że-re ]<text:tab/><text:tab/>our</text:p>
      <text:p text:style-name="P20">Nachbarin<text:tab/>[ naħ-ba-rin ]<text:tab/><text:tab/><text:bookmark text:name="tw-target-text5"/>neighbor</text:p>
      <text:p text:style-name="P20"/>
      <text:p text:style-name="P20">Laura ist im Supermarkt</text:p>
      <text:p text:style-name="P20">[ Lawra <text:s/>ist <text:s/>im <text:s/>żuper-mark ]</text:p>
      <text:p text:style-name="P20"/>
      <text:p text:style-name="P20">Sie geht einkaufen<text:tab/><text:tab/><text:tab/>she goes shopping</text:p>
      <text:p text:style-name="P20">[ żi <text:s/>get <text:s/>ajn-kaw-fin <text:s/>]</text:p>
      <text:p text:style-name="P20"/>
      <text:p text:style-name="P20">Sie braucht Kartoffeln<text:tab/><text:tab/><text:tab/>She needs potatoes</text:p>
      <text:p text:style-name="P23"><text:soft-page-break/>[ żi brawħt <text:s/>kar-tof-en ]</text:p>
      <text:p text:style-name="P23"/>
      <text:p text:style-name="P23">Tomaten</text:p>
      <text:p text:style-name="P23">[ tomatin ]</text:p>
      <text:p text:style-name="P23"/>
      <text:p text:style-name="P23">und ein Brot.</text:p>
      <text:p text:style-name="P23">[ und ajn Brot ]</text:p>
      <text:p text:style-name="P23">and a bread.</text:p>
      <text:p text:style-name="P23"/>
      <text:p text:style-name="P23">Laura kauft auch einen Saft<text:tab/><text:tab/>Laura also buys some juice</text:p>
      <text:p text:style-name="P23">[ Lawra kawft awħ ajnin żaft ]</text:p>
      <text:p text:style-name="P23"/>
      <text:p text:style-name="P23">Und zwei Bananen</text:p>
      <text:p text:style-name="P23">[ und <text:s/>zvaj <text:s/>ban-an-en]</text:p>
      <text:p text:style-name="P23"/>
      <text:p text:style-name="P23">Das alles kostet 18,30 Euro</text:p>
      <text:p text:style-name="P23">[ Das al-les kostet aħt-ten <text:s/>ojro <text:s/>drajsix ]</text:p>
      <text:p text:style-name="P8"/>
      <text:p text:style-name="P24">Das alles kostet 1<text:span text:style-name="T24">9</text:span>,<text:span text:style-name="T24">5</text:span>0 Euro</text:p>
      <text:p text:style-name="P34">[ Das alles kostet nojten ojro fin-tix ]</text:p>
      <text:p text:style-name="P9">_________________________________________________________________________________________________</text:p>
      <text:p text:style-name="P10"><text:a xlink:type="simple" xlink:href="https://speechify.com/text-to-speech-online/german/" text:style-name="Internet_20_link" text:visited-style-name="Visited_20_Internet_20_Link"><text:span text:style-name="T12">https://speechify.com/text-to-speech-online/german/</text:span></text:a><text:span text:style-name="T12"> </text:span></text:p>
      <text:p text:style-name="P34">Was kauft Philip?</text:p>
      <text:p text:style-name="P34"/>
      <text:p text:style-name="P34">Phillip geht in dem Supermarket.</text:p>
      <text:p text:style-name="P34"/>
      <text:p text:style-name="P34">Er kauft vier <text:s/>Bananen, sechs Orangen und ein Bier.</text:p>
      <text:p text:style-name="P34"/>
      <text:p text:style-name="P34">Er muss auch Kaffee und eine Milch Kaufen.</text:p>
      <text:p text:style-name="P34"/>
      <text:p text:style-name="P34">Dazu Braucht <text:span text:style-name="T25">E</text:span>r auch einen Orangensaft und ein Brot.</text:p>
      <text:p text:style-name="P34"/>
      <text:p text:style-name="P60"><text:span text:style-name="T16">[ vas kawft filip? ]<text:tab/><text:tab/><text:tab/><text:tab/><text:tab/></text:span><text:bookmark text:name="tw-target-text"/><text:span text:style-name="T16"><text:tab/></text:span></text:p>
      <text:p text:style-name="P34">What does Philip buy?</text:p>
      <text:p text:style-name="P34"/>
      <text:p text:style-name="P34">[ Er kaft fir bananen, seks orangin und ajn bir ]</text:p>
      <text:p text:style-name="P33"><text:bookmark text:name="tw-target-text1"/>He buys four bananas, six oranges and a beer.</text:p>
      <text:p text:style-name="P33"/>
      <text:p text:style-name="P35">[ Er mus awh ka-f<text:span text:style-name="T25">e</text:span> und ajn <text:s/>milħ<text:span text:style-name="T29">x</text:span> kaw-fin <text:s/>]</text:p>
      <text:p text:style-name="P35">He also has to buy coffee and milk</text:p>
      <text:p text:style-name="P35"/>
      <text:p text:style-name="P35">[ Dazu brawħt er awħ ajnen orang-en-żaft und ajn brot ]</text:p>
      <text:p text:style-name="P56"><text:bookmark text:name="tw-target-text2"/>He also needs an orange juice and some bread.</text:p>
      <text:p text:style-name="P35"/>
      <text:p text:style-name="P35">Milch Kaufen <text:tab/>→<text:tab/>Buy milk</text:p>
      <text:p text:style-name="P35">muss<text:tab/><text:tab/>→ <text:tab/>must</text:p>
      <text:p text:style-name="P35">Dazu<text:tab/><text:tab/>→ <text:tab/>In addition</text:p>
      <text:p text:style-name="P33"><text:soft-page-break/>Dazu Braucht Er auch<text:tab/><text:tab/>→ <text:tab/><text:tab/>He needs that too</text:p>
      <text:p text:style-name="P36">[ dazu brawħt er awħ ]</text:p>
      <text:p text:style-name="P33"/>
      <text:p text:style-name="P11">_________________________________________________________________________________________________</text:p>
      <text:p text:style-name="P11"/>
      <text:p text:style-name="P37">die Orange, <text:tab/>die Orangen</text:p>
      <text:p text:style-name="P37">[di oranxe,<text:tab/> di oranxen]</text:p>
      <text:p text:style-name="P37"/>
      <text:p text:style-name="P37">die Banane,<text:tab/>die Bananen</text:p>
      <text:p text:style-name="P37"/>
      <text:p text:style-name="P37">die Milch, <text:tab/>der Kaffee, <text:tab/>das Bier</text:p>
      <text:p text:style-name="P37">[di milħ, <text:tab/>der kafe, <text:tab/>das bir]</text:p>
      <text:p text:style-name="P37"/>
      <text:p text:style-name="P38">der Orangensaft, <text:tab/><text:tab/>das Brot</text:p>
      <text:p text:style-name="P38">[ der Oranxen-<text:span text:style-name="T26">ż </text:span>aft ]<text:tab/><text:tab/>[ das brot ]</text:p>
      <text:p text:style-name="P38"/>
      <text:p text:style-name="P38">Supermarkt, <text:tab/>der Laden, <text:tab/>das Geschäft,<text:tab/>die Kartoffel, <text:tab/>die Tomate, <text:tab/>das Br<text:span text:style-name="T31">o</text:span>t, <text:tab/>bra<text:span text:style-name="T31">u</text:span>chen</text:p>
      <text:p text:style-name="P39">[<text:span text:style-name="T26">ż</text:span>upermarkt, <text:tab/>der laden, <text:tab/>das gi-xeft,<text:tab/><text:span text:style-name="T27">di kartofel, <text:tab/>di tomatin, <text:tab/>das brot, <text:tab/>braw</text:span><text:span text:style-name="T26">ħ</text:span><text:span text:style-name="T27">in]</text:span></text:p>
      <text:p text:style-name="P39"/>
      <text:p text:style-name="P40">Kaufen, <text:tab/>die Banane, <text:tab/>der Saft, <text:tab/>kosten, <text:tab/>alles</text:p>
      <text:p text:style-name="P40">[kawfen, <text:tab/>di banane, <text:tab/>der <text:span text:style-name="T26">Ż</text:span>aft, <text:tab/>kosten, <text:tab/>alles]</text:p>
      <text:p text:style-name="P34"/>
      <text:p text:style-name="P12">_________________________________________________________________________________________________</text:p>
      <text:p text:style-name="P34"/>
      <text:p text:style-name="P41"><text:span text:style-name="T1">Das Obst </text:span><text:tab/><text:tab/>[ das ubst ]<text:tab/><text:tab/><text:tab/>Fruits</text:p>
      <text:p text:style-name="P41"/>
      <text:p text:style-name="P41"><text:span text:style-name="T1">Das Gemüse</text:span><text:tab/><text:tab/>[ das geq-mu-ża ] <text:tab/><text:tab/>The vegetables</text:p>
      <text:p text:style-name="P41"/>
      <text:p text:style-name="P41"><text:span text:style-name="T1">Gesund<text:tab/></text:span><text:tab/><text:tab/>[ ge-żund ]<text:tab/><text:tab/><text:tab/>Healthy</text:p>
      <text:p text:style-name="P41"/>
      <text:p text:style-name="P41"/>
      <text:p text:style-name="P41">der Apfel,<text:tab/>die Birne,<text:tab/>die Banane,<text:tab/>die Orange,<text:tab/>die Erdbeere,<text:tab/><text:tab/>dir Traube,</text:p>
      <text:p text:style-name="P41"/>
      <text:p text:style-name="P41">[ der apfel, <text:tab/>di birne<text:tab/><text:tab/>di banane<text:tab/>di oranxe<text:tab/>di edbere<text:tab/><text:tab/>di trabe ]</text:p>
      <text:p text:style-name="P41">the apple, <text:tab/>the pear, <text:tab/>the banana, <text:tab/>the orange, <text:tab/>the strawberry, <text:tab/> the grape</text:p>
      <text:p text:style-name="P41"/>
      <text:p text:style-name="P41"/>
      <text:p text:style-name="P41">die Kartoffel,<text:tab/>die Tomate, <text:tab/>der Paprika, <text:tab/>die Paprika, <text:tab/>die Gurke, <text:tab/>die Zwiebel</text:p>
      <text:p text:style-name="P41"/>
      <text:p text:style-name="P41">[ di kartofel, <text:tab/>di tomate, <text:tab/>der paprika<text:tab/>di paprika, <text:tab/>di gurke<text:tab/>di Żwibel ]</text:p>
      <text:p text:style-name="P41"/>
      <text:p text:style-name="P41">the potato, <text:tab/>the tomato, <text:tab/>the <text:span text:style-name="T28">paprika</text:span>, <text:tab/>the pepper, <text:tab/>the cucumber, <text:tab/>the onion</text:p>
      <text:p text:style-name="P41"/>
      <text:p text:style-name="P13">_________________________________________________________________________________________________</text:p>
      <text:p text:style-name="P13"/>
      <text:p text:style-name="P61"><text:span text:style-name="T17">Essen und Trinken<text:tab/></text:span><text:bookmark text:name="tw-target-text3"/><text:span text:style-name="T17">Food and Drink<text:tab/><text:tab/>[ Essin und <text:s/>trinken]</text:span></text:p>
      <text:p text:style-name="P42"/>
      <text:p text:style-name="P14"><text:soft-page-break/>_________________________________________________________________________________________________</text:p>
      <text:p text:style-name="P41"/>
      <text:p text:style-name="P41">Hast du mich erwartet?</text:p>
      <text:p text:style-name="P41"/>
      <text:p text:style-name="P41">Ja. Willkommen. Komm rein.</text:p>
      <text:p text:style-name="P41"/>
      <text:p text:style-name="P41">Ist <text:s/>das dein Büro?</text:p>
      <text:p text:style-name="P41"/>
      <text:p text:style-name="P41">Ja.</text:p>
      <text:p text:style-name="P41"/>
      <text:p text:style-name="P41">Das ganze Haus ist mein Büro.</text:p>
      <text:p text:style-name="P41"/>
      <text:p text:style-name="P41">Hast du sie bemalt?</text:p>
      <text:p text:style-name="P41"/>
      <text:p text:style-name="P41">Nein...</text:p>
      <text:p text:style-name="P41"/>
      <text:p text:style-name="P41">Ich habe nur eine oder zwei Figuren bemalt.</text:p>
      <text:p text:style-name="P41"/>
      <text:p text:style-name="P41">Siehst du den blau-weißen Kerl?</text:p>
      <text:p text:style-name="P41"/>
      <text:p text:style-name="P43">Der mit dem Bogen?</text:p>
      <text:p text:style-name="P43"/>
      <text:p text:style-name="P15">_________________________________________________________________________________________________</text:p>
      <text:p text:style-name="P15"/>
      <text:p text:style-name="P44"><text:span text:style-name="T1">Indefinitartikel ein und eine</text:span> <text:s/>[in-de-fi-nit <text:s text:c="2"/>ar-ti-kil <text:s/>ajn und ajna]</text:p>
      <text:p text:style-name="P44"/>
      <text:p text:style-name="P44">Wer ist das?<text:tab/><text:tab/>[ver ist das?]<text:tab/><text:tab/>Who is this? / that?</text:p>
      <text:p text:style-name="P44">Was ist das?<text:tab/><text:tab/>[vas ist das?]<text:tab/><text:tab/>What is that?</text:p>
      <text:p text:style-name="P44">Wie ist das?<text:tab/><text:tab/>[vi <text:s/>ist das?]<text:tab/><text:tab/>How is that?</text:p>
      <text:p text:style-name="P44"/>
      <text:p text:style-name="P45">Ein , Eine</text:p>
      <text:p text:style-name="P45">one, any, an</text:p>
      <text:p text:style-name="P45"/>
      <text:p text:style-name="P45">Was ist das?</text:p>
      <text:p text:style-name="P45">Das ist eine Birne.</text:p>
      <text:p text:style-name="P45"/>
      <text:p text:style-name="P45">Was ist das?</text:p>
      <text:p text:style-name="P45">Das ist ein Apfel.</text:p>
      <text:p text:style-name="P45"/>
      <text:p text:style-name="P45">Was ist das?</text:p>
      <text:p text:style-name="P45">Das its eine Tomate.</text:p>
      <text:p text:style-name="P45"/>
      <text:p text:style-name="P62"><text:span text:style-name="T18">Ich möchte </text:span><text:span text:style-name="T32">eine </text:span><text:span text:style-name="T18">Banane essen.<text:tab/><text:tab/><text:tab/></text:span><text:bookmark text:name="tw-target-text4"/><text:span text:style-name="T18">I want to eat a banana.</text:span></text:p>
      <text:p text:style-name="P45">[iħx muxte ajne banaba esin].</text:p>
      <text:p text:style-name="P45"/>
      <text:p text:style-name="P62"><text:span text:style-name="T18">Ich möcht </text:span><text:span text:style-name="T32">die</text:span><text:span text:style-name="T18"> Banane essen.<text:tab/><text:tab/><text:tab/></text:span><text:bookmark text:name="tw-target-text6"/><text:span text:style-name="T18">I want to eat the banana.</text:span></text:p>
      <text:p text:style-name="P45"/>
      <text:p text:style-name="P63"><text:soft-page-break/><text:span text:style-name="T15">Möcht</text:span><text:span text:style-name="T19"><text:tab/><text:tab/><text:tab/>→ <text:tab/><text:tab/>would like</text:span></text:p>
      <text:p text:style-name="P52">Essen<text:tab/><text:tab/><text:tab/>→ <text:tab/><text:tab/>eat</text:p>
      <text:p text:style-name="P45"/>
      <text:p text:style-name="P45"/>
      <text:p text:style-name="P45">Die Banane schmeckt toll!<text:tab/><text:tab/><text:tab/>The banana tastes great!</text:p>
      <text:p text:style-name="P45">[ di banana xmekt toll ]</text:p>
      <text:p text:style-name="P45"/>
      <text:p text:style-name="P45">schmeckt toll<text:tab/><text:tab/>→<text:tab/><text:tab/>tastes great</text:p>
      <text:p text:style-name="P45">schmeckt<text:tab/><text:tab/>→<text:tab/><text:tab/>tastes</text:p>
      <text:p text:style-name="P45">toll<text:tab/><text:tab/><text:tab/>→<text:tab/><text:tab/>great</text:p>
      <text:p text:style-name="P45"/>
      <text:p text:style-name="P45">If ‘any’ or ‘some’ fits better use ‘ein’ or ‘eine’.</text:p>
      <text:p text:style-name="P45">And if ‘this’ use ‘der’, ‘die’ or ‘das’.</text:p>
      <text:p text:style-name="P45"/>
      <text:p text:style-name="P45">For masculine and neutral nouns use ‘ein’.</text:p>
      <text:p text:style-name="P45">And for feminine nouns use ‘eine’.</text:p>
      <text:p text:style-name="P45"/>
      <text:p text:style-name="P45">Ich möchte Banane essen.</text:p>
      <text:p text:style-name="P16">_________________________________________________________________________________________________</text:p>
      <text:p text:style-name="P16"/>
      <text:p text:style-name="P58">Ü<text:span text:style-name="T33">bung <text:s/>- <text:s/>der / die / das / ein / eine</text:span></text:p>
      <text:p text:style-name="P46"/>
      <text:p text:style-name="P64"><text:span text:style-name="T20">In der Küche ist ein Apfel<text:tab/><text:tab/></text:span><text:bookmark text:name="tw-target-text7"/><text:span text:style-name="T20">There's an apple in the kitchen</text:span></text:p>
      <text:p text:style-name="P47">[ in der kuq-xe ist ajn apfel ]</text:p>
      <text:p text:style-name="P47"/>
      <text:p text:style-name="P47">Wir haben ein neues auto<text:tab/><text:tab/>We have a new car</text:p>
      <text:p text:style-name="P47">[ vija ħaben ajn nojs awto ]</text:p>
      <text:p text:style-name="P47"/>
      <text:p text:style-name="P49">Sie möchten heute Tomaten<text:tab/><text:tab/>They want tomatos today</text:p>
      <text:p text:style-name="P49">żi meħten ħojte tomatin</text:p>
      <text:p text:style-name="P47"/>
      <text:p text:style-name="P48">heute<text:tab/>→<text:tab/><text:span text:style-name="T34">today<text:tab/><text:tab/><text:tab/>möchten<text:tab/>→ <text:tab/>want</text:span></text:p>
      <text:p text:style-name="P49">ħojte<text:tab/><text:tab/><text:tab/><text:tab/><text:tab/>moħten</text:p>
      <text:p text:style-name="P49"/>
      <text:p text:style-name="P50">Ich kaufe Bananen<text:tab/><text:tab/><text:tab/>I’m buying <text:span text:style-name="T35">bananas</text:span></text:p>
      <text:p text:style-name="P51">[ Iħx kawfe bananen ]</text:p>
      <text:p text:style-name="P51"/>
      <text:p text:style-name="P51">Die Bananen schmeckt toll<text:tab/><text:tab/>The bananas taste great</text:p>
      <text:p text:style-name="P51">[ di bananen x-mekt tol ]</text:p>
      <text:p text:style-name="P51"/>
      <text:p text:style-name="P51">schmeckt<text:tab/>→ <text:tab/>tastes<text:tab/><text:tab/>toll<text:tab/>→<text:tab/>great<text:tab/></text:p>
      <text:p text:style-name="P51">[ xmekt ]<text:tab/><text:tab/><text:tab/><text:tab/>tol</text:p>
      <text:p text:style-name="P51"/>
      <text:p text:style-name="P51">Brauchst du die Zwiebel?<text:tab/><text:tab/>Do you need the onion?</text:p>
      <text:p text:style-name="P51">[ brawhst du di żwibel? ]</text:p>
      <text:p text:style-name="P51"/>
      <text:p text:style-name="P51"/>
      <text:p text:style-name="P51"><text:soft-page-break/>Konnst du mir das große Messer geben?<text:tab/><text:tab/>Can you give me the big masser?</text:p>
      <text:p text:style-name="P51">[ Kanst du mija das grosa Messa giben? ]</text:p>
      <text:p text:style-name="P51"/>
      <text:p text:style-name="P51">Das Auto war teuer<text:tab/><text:tab/><text:tab/><text:tab/><text:tab/>The car was expensive</text:p>
      <text:p text:style-name="P51">[ das auto va toja ]</text:p>
      <text:p text:style-name="P51"/>
      <text:p text:style-name="P51">war <text:tab/>→<text:tab/>was<text:tab/><text:tab/><text:tab/>teuer<text:tab/>→<text:tab/>expensive</text:p>
      <text:p text:style-name="P51">va<text:tab/><text:tab/><text:tab/><text:tab/><text:tab/>toja<text:span text:style-name="T36">2</text:span></text:p>
      <text:p text:style-name="P51"/>
      <text:p text:style-name="P17">_________________________________________________________________________________________________</text:p>
      <text:p text:style-name="P17"/>
      <text:p text:style-name="P59">Ein <text:s/>oder <text:s/>Eine?</text:p>
      <text:p text:style-name="P53"/>
      <text:p text:style-name="P53">Das ist ein Apfel.<text:tab/><text:tab/><text:tab/><text:tab/>That’s an apple.</text:p>
      <text:p text:style-name="P53">[ das ist ajn apfel ]</text:p>
      <text:p text:style-name="P53"/>
      <text:p text:style-name="P53">Ist das eine Orange?<text:tab/><text:tab/><text:tab/><text:tab/>Is that an orange?</text:p>
      <text:p text:style-name="P53">[ ist das ajne oranxge? ]</text:p>
      <text:p text:style-name="P53"/>
      <text:p text:style-name="P53">Ich esse ein Brot.<text:tab/><text:tab/><text:tab/><text:tab/>I am eating bread.</text:p>
      <text:p text:style-name="P53">[ iħx ese ajn brot ]</text:p>
      <text:p text:style-name="P53"/>
      <text:p text:style-name="P53">Brauchen du eine Tomate?<text:tab/><text:tab/><text:tab/>Do you need a tomato?</text:p>
      <text:p text:style-name="P53">[ <text:s/>brawħin <text:s/>żi <text:s/>ajne <text:s/>tomate? ]</text:p>
      <text:p text:style-name="P53"/>
      <text:p text:style-name="P53">Er kauft eine Banane.<text:tab/><text:tab/><text:tab/><text:tab/>He buys a banana.</text:p>
      <text:p text:style-name="P53">[ er kawft ajne banana ]</text:p>
      <text:p text:style-name="P17"/>
      <text:p text:style-name="P17">_________________________________________________________________________________________________</text:p>
      <text:p text:style-name="P49"/>
      <text:p text:style-name="P54">Nahrungsmittel<text:tab/><text:tab/><text:tab/><text:tab/>food or food products</text:p>
      <text:p text:style-name="P54">[ nar-ung-smitil ]</text:p>
      <text:p text:style-name="P54"/>
      <text:p text:style-name="P55">Ich habe Hunger<text:tab/><text:tab/><text:tab/><text:tab/>I'm hungry</text:p>
      <text:p text:style-name="P55">[ i<text:span text:style-name="T26">ħ</text:span>x <text:span text:style-name="T26">ħ</text:span>abe <text:span text:style-name="T26">ħ</text:span>unga ]</text:p>
      <text:p text:style-name="P55"/>
      <text:p text:style-name="P55">Hast du Hunger?<text:tab/><text:tab/><text:tab/><text:tab/>Are you hungry?</text:p>
      <text:p text:style-name="P55">[ <text:span text:style-name="T26">ħ</text:span>ast du <text:span text:style-name="T26">ħ</text:span>unga?]</text:p>
      <text:p text:style-name="P55"/>
      <text:p text:style-name="P55">das Brot,<text:tab/><text:tab/><text:tab/><text:tab/><text:tab/>the bread</text:p>
      <text:p text:style-name="P55">das brot</text:p>
      <text:p text:style-name="P55"/>
      <text:p text:style-name="P55">das Brötchen,</text:p>
      <text:p text:style-name="P55">[ das bru<text:span text:style-name="T26">ċ</text:span>in ]</text:p>
      <text:p text:style-name="P55"/>
      <text:p text:style-name="P55">der Kuchen,</text:p>
      <text:p text:style-name="P55"/>
      <text:p text:style-name="P55"><text:soft-page-break/>die Milch,</text:p>
      <text:p text:style-name="P55"/>
      <text:p text:style-name="P18">_________________________________________________________________________________________________</text:p>
      <text:p text:style-name="P46"/>
      <text:p text:style-name="P47"><text:s text:c="2"/></text:p>
      <text:p text:style-name="P4"><text:span text:style-name="T5">Ż ż<text:tab/></text:span>Ħ ħ <text:tab/>Ċ ċ<text:tab/>Ġ ġ <text:tab/>Ä ä<text:tab/>Ö ö<text:tab/>Ü ü 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6-30T21:08:43.730358876</dc:date>
    <meta:editing-duration>P1DT1H28M11S</meta:editing-duration>
    <meta:editing-cycles>143</meta:editing-cycles>
    <meta:generator>LibreOffice/24.2.4.2$Linux_X86_64 LibreOffice_project/420$Build-2</meta:generator>
    <meta:document-statistic meta:table-count="0" meta:image-count="0" meta:object-count="0" meta:page-count="8" meta:paragraph-count="207" meta:word-count="1204" meta:character-count="7592" meta:non-whitespace-character-count="6297"/>
  </office:meta>
</office:document-meta>
</file>